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FD401B8F6E6DAB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39cm, 19.913cm, 3.57cm, 4.37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.065cm" svg:y="3.515cm" svg:width="15.245cm" svg:height="14.801cm" draw:z-index="0"><draw:image xlink:href="Pictures/100000000000055600000300FD401B8F6E6DAB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17T14:24:32.380000000</meta:creation-date>
    <dc:date>2024-11-17T14:25:34.536000000</dc:date>
    <meta:editing-duration>PT1M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5.2$Windows_X86_64 LibreOffice_project/dd0751754f11728f69b42ee2af66670068624673</meta:generator>
  </office:meta>
</office:document-meta>
</file>